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2238" calcext:value-type="float">
            <text:p>12.572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33525" calcext:value-type="float">
            <text:p>12.5883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6676129032" calcext:value-type="float">
            <text:p>12.4576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25232" calcext:value-type="float">
            <text:p>12.21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77837419355" calcext:value-type="float">
            <text:p>12.1577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61292903226" calcext:value-type="float">
            <text:p>12.3661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73788387097" calcext:value-type="float">
            <text:p>12.1873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7824516129" calcext:value-type="float">
            <text:p>11.967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0248" calcext:value-type="float">
            <text:p>12.36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7077" calcext:value-type="float">
            <text:p>12.427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650425" calcext:value-type="float">
            <text:p>12.4165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6882580645" calcext:value-type="float">
            <text:p>12.5736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19467586207" calcext:value-type="float">
            <text:p>12.71194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3574" calcext:value-type="float">
            <text:p>12.593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2957419355" calcext:value-type="float">
            <text:p>12.4442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7" calcext:value-type="float">
            <text:p>12.20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65579354839" calcext:value-type="float">
            <text:p>11.9365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86575483871" calcext:value-type="float">
            <text:p>11.8486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9189677419" calcext:value-type="float">
            <text:p>11.8509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0207483871" calcext:value-type="float">
            <text:p>11.9102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0288" calcext:value-type="float">
            <text:p>11.76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9845" calcext:value-type="float">
            <text:p>11.3059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3552" calcext:value-type="float">
            <text:p>10.74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52534193548" calcext:value-type="float">
            <text:p>10.2252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457485714286" calcext:value-type="float">
            <text:p>9.82457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229290322581" calcext:value-type="float">
            <text:p>9.7422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37883870968" calcext:value-type="float">
            <text:p>11.383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3504" calcext:value-type="float">
            <text:p>11.87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8469677419" calcext:value-type="float">
            <text:p>11.6558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54944516129" calcext:value-type="float">
            <text:p>11.4654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72934193548" calcext:value-type="float">
            <text:p>11.3072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00232258065" calcext:value-type="float">
            <text:p>11.370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05728" calcext:value-type="float">
            <text:p>12.05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68765" calcext:value-type="float">
            <text:p>12.3468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01808" calcext:value-type="float">
            <text:p>12.47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67421935484" calcext:value-type="float">
            <text:p>12.4767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38857142857" calcext:value-type="float">
            <text:p>12.583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8865" calcext:value-type="float">
            <text:p>12.4268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17687741936" calcext:value-type="float">
            <text:p>12.1117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436" calcext:value-type="float">
            <text:p>11.74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91729032258" calcext:value-type="float">
            <text:p>11.449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1473548387" calcext:value-type="float">
            <text:p>11.8961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57483870968" calcext:value-type="float">
            <text:p>11.825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91729032258" calcext:value-type="float">
            <text:p>11.449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3172" calcext:value-type="float">
            <text:p>11.66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3345" calcext:value-type="float">
            <text:p>11.4393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18688" calcext:value-type="float">
            <text:p>11.75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8926451613" calcext:value-type="float">
            <text:p>12.8078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8882857143" calcext:value-type="float">
            <text:p>12.65888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69215" calcext:value-type="float">
            <text:p>12.7069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72975483871" calcext:value-type="float">
            <text:p>12.3972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1556" calcext:value-type="float">
            <text:p>11.94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62915" calcext:value-type="float">
            <text:p>11.4762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71021935484" calcext:value-type="float">
            <text:p>11.5471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58475" calcext:value-type="float">
            <text:p>12.495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3300645161" calcext:value-type="float">
            <text:p>12.6943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6024" calcext:value-type="float">
            <text:p>12.49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6468" calcext:value-type="float">
            <text:p>12.12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6892903226" calcext:value-type="float">
            <text:p>12.2746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97148387097" calcext:value-type="float">
            <text:p>12.589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97991724138" calcext:value-type="float">
            <text:p>12.73979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80487741936" calcext:value-type="float">
            <text:p>12.8280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06775" calcext:value-type="float">
            <text:p>12.7340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29136" calcext:value-type="float">
            <text:p>12.59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2766451613" calcext:value-type="float">
            <text:p>12.4512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4424" calcext:value-type="float">
            <text:p>12.35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991075" calcext:value-type="float">
            <text:p>12.2399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21969032258" calcext:value-type="float">
            <text:p>12.0221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5376" calcext:value-type="float">
            <text:p>11.74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87507096774" calcext:value-type="float">
            <text:p>11.4387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4203870968" calcext:value-type="float">
            <text:p>11.1064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08740645161" calcext:value-type="float">
            <text:p>10.9508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7071428571" calcext:value-type="float">
            <text:p>11.10070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0100645161" calcext:value-type="float">
            <text:p>11.2770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6514285714" calcext:value-type="float">
            <text:p>11.2536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0664" calcext:value-type="float">
            <text:p>10.9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3367483871" calcext:value-type="float">
            <text:p>10.5233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16424" calcext:value-type="float">
            <text:p>10.65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4828" calcext:value-type="float">
            <text:p>10.43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73032258065" calcext:value-type="float">
            <text:p>9.6287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99648" calcext:value-type="float">
            <text:p>8.7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103948387097" calcext:value-type="float">
            <text:p>8.6610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38363870968" calcext:value-type="float">
            <text:p>10.2438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5696516129" calcext:value-type="float">
            <text:p>11.7056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53494285714" calcext:value-type="float">
            <text:p>11.88534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15380645161" calcext:value-type="float">
            <text:p>11.691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589425" calcext:value-type="float">
            <text:p>11.3458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13728" calcext:value-type="float">
            <text:p>10.83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202575" calcext:value-type="float">
            <text:p>10.1120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6144" calcext:value-type="float">
            <text:p>9.66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0261" calcext:value-type="float">
            <text:p>10.470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39632" calcext:value-type="float">
            <text:p>12.30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27174193548" calcext:value-type="float">
            <text:p>12.032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64712" calcext:value-type="float">
            <text:p>11.79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673" calcext:value-type="float">
            <text:p>11.93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73685714286" calcext:value-type="float">
            <text:p>12.1473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61938064516" calcext:value-type="float">
            <text:p>11.7761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84095483871" calcext:value-type="float">
            <text:p>11.3884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16028387097" calcext:value-type="float">
            <text:p>10.9316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1883870968" calcext:value-type="float">
            <text:p>10.393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6408" calcext:value-type="float">
            <text:p>9.92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958012903226" calcext:value-type="float">
            <text:p>9.8895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916475" calcext:value-type="float">
            <text:p>9.3191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7792" calcext:value-type="float">
            <text:p>12.9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2216774194" calcext:value-type="float">
            <text:p>14.3712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31288" calcext:value-type="float">
            <text:p>14.21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86020645161" calcext:value-type="float">
            <text:p>14.1086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5291034483" calcext:value-type="float">
            <text:p>14.06052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97970909091" calcext:value-type="float">
            <text:p>13.93979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363" calcext:value-type="float">
            <text:p>13.803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2864" calcext:value-type="float">
            <text:p>13.64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7687" calcext:value-type="float">
            <text:p>13.497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59540645161" calcext:value-type="float">
            <text:p>13.4959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025" calcext:value-type="float">
            <text:p>13.4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65788387097" calcext:value-type="float">
            <text:p>13.4065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92859354839" calcext:value-type="float">
            <text:p>13.1892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132925" calcext:value-type="float">
            <text:p>12.9213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60996129032" calcext:value-type="float">
            <text:p>12.8660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19725" calcext:value-type="float">
            <text:p>13.0081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5315862069" calcext:value-type="float">
            <text:p>13.33153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575825" calcext:value-type="float">
            <text:p>13.3057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430825" calcext:value-type="float">
            <text:p>13.1343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51509677419" calcext:value-type="float">
            <text:p>12.945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112625" calcext:value-type="float">
            <text:p>12.8211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10738064516" calcext:value-type="float">
            <text:p>12.7210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49865" calcext:value-type="float">
            <text:p>12.4649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742675" calcext:value-type="float">
            <text:p>12.1774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0090322581" calcext:value-type="float">
            <text:p>11.957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52425" calcext:value-type="float">
            <text:p>11.8145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98090322581" calcext:value-type="float">
            <text:p>11.499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378625" calcext:value-type="float">
            <text:p>11.2437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55042758621" calcext:value-type="float">
            <text:p>11.82550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364525" calcext:value-type="float">
            <text:p>13.1636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7756" calcext:value-type="float">
            <text:p>13.28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9326451613" calcext:value-type="float">
            <text:p>13.1279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09175" calcext:value-type="float">
            <text:p>12.9260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5770322581" calcext:value-type="float">
            <text:p>12.6915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013875" calcext:value-type="float">
            <text:p>12.5401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586" calcext:value-type="float">
            <text:p>12.5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9599483871" calcext:value-type="float">
            <text:p>12.3795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566225" calcext:value-type="float">
            <text:p>11.7756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235325" calcext:value-type="float">
            <text:p>12.7323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02036363636" calcext:value-type="float">
            <text:p>13.29020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44485517241" calcext:value-type="float">
            <text:p>13.074448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826375" calcext:value-type="float">
            <text:p>12.7782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612575" calcext:value-type="float">
            <text:p>12.4361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85821935484" calcext:value-type="float">
            <text:p>11.9585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275975" calcext:value-type="float">
            <text:p>11.4127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26900645161" calcext:value-type="float">
            <text:p>11.0026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55425" calcext:value-type="float">
            <text:p>12.8165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2065" calcext:value-type="float">
            <text:p>13.0822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45842580645" calcext:value-type="float">
            <text:p>12.8845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5657" calcext:value-type="float">
            <text:p>12.4956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90619354839" calcext:value-type="float">
            <text:p>12.159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474075" calcext:value-type="float">
            <text:p>12.7847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56952" calcext:value-type="float">
            <text:p>13.71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933" calcext:value-type="float">
            <text:p>13.68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9715" calcext:value-type="float">
            <text:p>13.4879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04425806452" calcext:value-type="float">
            <text:p>13.250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2046451613" calcext:value-type="float">
            <text:p>13.0182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2039483871" calcext:value-type="float">
            <text:p>12.8520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334825" calcext:value-type="float">
            <text:p>13.0733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32265" calcext:value-type="float">
            <text:p>13.6232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3663483871" calcext:value-type="float">
            <text:p>13.6536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48295" calcext:value-type="float">
            <text:p>13.4948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17958709677" calcext:value-type="float">
            <text:p>13.3117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611" calcext:value-type="float">
            <text:p>13.2706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07947586207" calcext:value-type="float">
            <text:p>13.40079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78025" calcext:value-type="float">
            <text:p>13.4817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624575" calcext:value-type="float">
            <text:p>13.3962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3107096774" calcext:value-type="float">
            <text:p>13.2523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95344" calcext:value-type="float">
            <text:p>13.0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65390967742" calcext:value-type="float">
            <text:p>12.9165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2273" calcext:value-type="float">
            <text:p>12.852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3135" calcext:value-type="float">
            <text:p>12.7953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8812903226" calcext:value-type="float">
            <text:p>12.667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640525" calcext:value-type="float">
            <text:p>12.3864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44178064516" calcext:value-type="float">
            <text:p>12.0444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08811428571" calcext:value-type="float">
            <text:p>11.73088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24877241379" calcext:value-type="float">
            <text:p>11.73248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27725" calcext:value-type="float">
            <text:p>12.1242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81035" calcext:value-type="float">
            <text:p>12.258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2340645161" calcext:value-type="float">
            <text:p>11.9262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8298" calcext:value-type="float">
            <text:p>11.52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9040516129" calcext:value-type="float">
            <text:p>11.0290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314225" calcext:value-type="float">
            <text:p>10.6631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88275" calcext:value-type="float">
            <text:p>10.8728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07009032258" calcext:value-type="float">
            <text:p>10.7207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717925" calcext:value-type="float">
            <text:p>10.1971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0087483871" calcext:value-type="float">
            <text:p>10.9500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83755" calcext:value-type="float">
            <text:p>12.1483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8252137931" calcext:value-type="float">
            <text:p>11.81825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037225" calcext:value-type="float">
            <text:p>11.3603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505225" calcext:value-type="float">
            <text:p>10.7050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89367741936" calcext:value-type="float">
            <text:p>9.8418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38673548387" calcext:value-type="float">
            <text:p>12.7038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6979" calcext:value-type="float">
            <text:p>13.1669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019" calcext:value-type="float">
            <text:p>13.106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2730322581" calcext:value-type="float">
            <text:p>12.9262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0575" calcext:value-type="float">
            <text:p>12.652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96051764706" calcext:value-type="float">
            <text:p>12.439605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034" calcext:value-type="float">
            <text:p>12.97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75155" calcext:value-type="float">
            <text:p>12.8875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729875" calcext:value-type="float">
            <text:p>12.6772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3963870968" calcext:value-type="float">
            <text:p>12.4383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437625" calcext:value-type="float">
            <text:p>12.1543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89003870968" calcext:value-type="float">
            <text:p>11.8989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58770909091" calcext:value-type="float">
            <text:p>11.78587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571375" calcext:value-type="float">
            <text:p>11.4257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00818064516" calcext:value-type="float">
            <text:p>10.8800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97285" calcext:value-type="float">
            <text:p>10.0197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485574193549" calcext:value-type="float">
            <text:p>9.304855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93225" calcext:value-type="float">
            <text:p>10.8879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08794482759" calcext:value-type="float">
            <text:p>12.79087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440475" calcext:value-type="float">
            <text:p>13.1444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6435" calcext:value-type="float">
            <text:p>13.5306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04418064516" calcext:value-type="float">
            <text:p>13.7604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2764" calcext:value-type="float">
            <text:p>13.73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26975483871" calcext:value-type="float">
            <text:p>13.6926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971725" calcext:value-type="float">
            <text:p>13.7397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78235" calcext:value-type="float">
            <text:p>13.827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0948" calcext:value-type="float">
            <text:p>13.68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015975" calcext:value-type="float">
            <text:p>13.4701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2387096774" calcext:value-type="float">
            <text:p>13.438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324025" calcext:value-type="float">
            <text:p>13.7332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8902068966" calcext:value-type="float">
            <text:p>13.82289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77045" calcext:value-type="float">
            <text:p>13.6377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62625" calcext:value-type="float">
            <text:p>13.3926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5208516129" calcext:value-type="float">
            <text:p>13.1352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91705714286" calcext:value-type="float">
            <text:p>12.84917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54407741936" calcext:value-type="float">
            <text:p>12.5354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33675" calcext:value-type="float">
            <text:p>12.6003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76228571429" calcext:value-type="float">
            <text:p>13.637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6882580645" calcext:value-type="float">
            <text:p>13.7166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08265" calcext:value-type="float">
            <text:p>13.4708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90371612903" calcext:value-type="float">
            <text:p>13.2390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177275" calcext:value-type="float">
            <text:p>13.4217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7666206897" calcext:value-type="float">
            <text:p>13.28076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011225" calcext:value-type="float">
            <text:p>13.0901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33414193548" calcext:value-type="float">
            <text:p>12.4533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4113" calcext:value-type="float">
            <text:p>12.334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1165" calcext:value-type="float">
            <text:p>13.8861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2426666667" calcext:value-type="float">
            <text:p>13.83724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49338461539" calcext:value-type="float">
            <text:p>13.68493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255225" calcext:value-type="float">
            <text:p>13.5625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34141538462" calcext:value-type="float">
            <text:p>13.483414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90664" calcext:value-type="float">
            <text:p>13.40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7768" calcext:value-type="float">
            <text:p>13.30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821725" calcext:value-type="float">
            <text:p>13.1682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43425" calcext:value-type="float">
            <text:p>12.9994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5427096774" calcext:value-type="float">
            <text:p>12.8225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0244" calcext:value-type="float">
            <text:p>12.62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4916129032" calcext:value-type="float">
            <text:p>12.573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656175" calcext:value-type="float">
            <text:p>12.8765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05735" calcext:value-type="float">
            <text:p>12.9705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2743225807" calcext:value-type="float">
            <text:p>12.8382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26215" calcext:value-type="float">
            <text:p>12.5926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0351483871" calcext:value-type="float">
            <text:p>12.3003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6865" calcext:value-type="float">
            <text:p>11.9696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4286896552" calcext:value-type="float">
            <text:p>11.66742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84275" calcext:value-type="float">
            <text:p>11.3148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820175" calcext:value-type="float">
            <text:p>10.7582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263380645161" calcext:value-type="float">
            <text:p>9.9626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626075" calcext:value-type="float">
            <text:p>9.7062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1631483871" calcext:value-type="float">
            <text:p>11.1116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26625" calcext:value-type="float">
            <text:p>10.8932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32225" calcext:value-type="float">
            <text:p>10.5793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10735483871" calcext:value-type="float">
            <text:p>9.6711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8145" calcext:value-type="float">
            <text:p>8.4218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089677419355" calcext:value-type="float">
            <text:p>7.4208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4919" calcext:value-type="float">
            <text:p>8.114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2937931035" calcext:value-type="float">
            <text:p>10.12829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847475" calcext:value-type="float">
            <text:p>11.4184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448525" calcext:value-type="float">
            <text:p>12.2644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98131612903" calcext:value-type="float">
            <text:p>12.5898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7676" calcext:value-type="float">
            <text:p>12.64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2826666667" calcext:value-type="float">
            <text:p>12.25228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8048" calcext:value-type="float">
            <text:p>12.0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05795862069" calcext:value-type="float">
            <text:p>11.81057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85605714286" calcext:value-type="float">
            <text:p>11.77856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6136774194" calcext:value-type="float">
            <text:p>11.7926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528125" calcext:value-type="float">
            <text:p>11.7752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8892" calcext:value-type="float">
            <text:p>12.21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3733333333" calcext:value-type="float">
            <text:p>12.1733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17595" calcext:value-type="float">
            <text:p>11.7917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20301935484" calcext:value-type="float">
            <text:p>11.3520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5562" calcext:value-type="float">
            <text:p>11.73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31152" calcext:value-type="float">
            <text:p>12.12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38449032258" calcext:value-type="float">
            <text:p>12.2538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6846451613" calcext:value-type="float">
            <text:p>12.6676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5855" calcext:value-type="float">
            <text:p>12.555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4113548387" calcext:value-type="float">
            <text:p>12.8654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682725" calcext:value-type="float">
            <text:p>13.4768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84872" calcext:value-type="float">
            <text:p>13.44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890775" calcext:value-type="float">
            <text:p>13.3589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975" calcext:value-type="float">
            <text:p>13.2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6385" calcext:value-type="float">
            <text:p>13.1096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37917419355" calcext:value-type="float">
            <text:p>12.9837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189575" calcext:value-type="float">
            <text:p>12.8818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36358709677" calcext:value-type="float">
            <text:p>12.7936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615075" calcext:value-type="float">
            <text:p>12.6361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49865" calcext:value-type="float">
            <text:p>12.4649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23065806452" calcext:value-type="float">
            <text:p>12.1623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41406451613" calcext:value-type="float">
            <text:p>11.744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3745" calcext:value-type="float">
            <text:p>11.3783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20288571429" calcext:value-type="float">
            <text:p>11.55202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761" calcext:value-type="float">
            <text:p>11.357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3745" calcext:value-type="float">
            <text:p>10.9973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50446451613" calcext:value-type="float">
            <text:p>10.5950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0136" calcext:value-type="float">
            <text:p>10.7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132" calcext:value-type="float">
            <text:p>10.45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2316" calcext:value-type="float">
            <text:p>11.67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2708" calcext:value-type="float">
            <text:p>12.52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823025" calcext:value-type="float">
            <text:p>11.7482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66051612903" calcext:value-type="float">
            <text:p>11.306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9619" calcext:value-type="float">
            <text:p>11.4296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06595862069" calcext:value-type="float">
            <text:p>12.45065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7177" calcext:value-type="float">
            <text:p>13.227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5851" calcext:value-type="float">
            <text:p>13.2858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95645" calcext:value-type="float">
            <text:p>13.2795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63421935484" calcext:value-type="float">
            <text:p>13.0863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369925" calcext:value-type="float">
            <text:p>12.8336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2305" calcext:value-type="float">
            <text:p>12.5122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9848516129" calcext:value-type="float">
            <text:p>12.1598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736425" calcext:value-type="float">
            <text:p>11.6773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2707096774" calcext:value-type="float">
            <text:p>11.4082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67925" calcext:value-type="float">
            <text:p>11.5306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5153103448" calcext:value-type="float">
            <text:p>11.50651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17345454546" calcext:value-type="float">
            <text:p>12.26173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92315" calcext:value-type="float">
            <text:p>12.1392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7852903226" calcext:value-type="float">
            <text:p>11.8997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95454545455" calcext:value-type="float">
            <text:p>11.9495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08087741936" calcext:value-type="float">
            <text:p>12.05080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12487272727" calcext:value-type="float">
            <text:p>12.83124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151725" calcext:value-type="float">
            <text:p>12.9015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3505" calcext:value-type="float">
            <text:p>12.7103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31185454546" calcext:value-type="float">
            <text:p>12.413118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3540645161" calcext:value-type="float">
            <text:p>12.1243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512575" calcext:value-type="float">
            <text:p>12.0551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73264516129" calcext:value-type="float">
            <text:p>12.407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57374545455" calcext:value-type="float">
            <text:p>12.215737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83956363636" calcext:value-type="float">
            <text:p>11.77839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455575" calcext:value-type="float">
            <text:p>11.3045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80888" calcext:value-type="float">
            <text:p>10.71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5116923077" calcext:value-type="float">
            <text:p>10.043511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49045" calcext:value-type="float">
            <text:p>10.2849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0616774194" calcext:value-type="float">
            <text:p>10.8050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69008" calcext:value-type="float">
            <text:p>10.35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06763636364" calcext:value-type="float">
            <text:p>9.66206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02032" calcext:value-type="float">
            <text:p>8.89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46181818182" calcext:value-type="float">
            <text:p>9.90646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0108571429" calcext:value-type="float">
            <text:p>11.78901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4124" calcext:value-type="float">
            <text:p>13.18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5029677419" calcext:value-type="float">
            <text:p>13.0945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516" calcext:value-type="float">
            <text:p>13.0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771725" calcext:value-type="float">
            <text:p>12.9777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02536" calcext:value-type="float">
            <text:p>12.9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256125" calcext:value-type="float">
            <text:p>12.8725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474575" calcext:value-type="float">
            <text:p>12.8247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3747096774" calcext:value-type="float">
            <text:p>12.6213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27556363636" calcext:value-type="float">
            <text:p>12.37275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18144" calcext:value-type="float">
            <text:p>12.28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934675" calcext:value-type="float">
            <text:p>12.2993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65594482759" calcext:value-type="float">
            <text:p>12.51655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654675" calcext:value-type="float">
            <text:p>12.7565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359025" calcext:value-type="float">
            <text:p>12.7235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7692903226" calcext:value-type="float">
            <text:p>12.5337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9584" calcext:value-type="float">
            <text:p>12.4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0996" calcext:value-type="float">
            <text:p>12.54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208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258" meta:object-count="0"/>
    <meta:user-defined meta:name="AppVersion">3.0</meta:user-defined>
  </office:meta>
</office:document-meta>
</file>